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9.513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VFD-Driver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Bezeichner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Stückzahl</text:p>
          </table:table-cell>
          <table:table-cell table:style-name="Default" office:value-type="string" calcext:value-type="string">
            <text:p>Bezeichnung</text:p>
          </table:table-cell>
          <table:table-cell office:value-type="string" calcext:value-type="string">
            <text:p>Anbieter und Referen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p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p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,C5,C3,C1</text:p>
          </table:table-cell>
          <table:table-cell office:value-type="string" calcext:value-type="string">
            <text:p>C_2220_5750Metric_Pad1.97x5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8,C6</text:p>
          </table:table-cell>
          <table:table-cell office:value-type="string" calcext:value-type="string">
            <text:p>CP_EIA-7343-31_Kemet-D_Pad2.25x2.5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2010_5025Metric_Pad1.52x2.6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V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2010_5025Metric_Pad1.52x2.6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_TAIYO_NRS8040_T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H</text:p>
          </table:table-cell>
          <table:table-cell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H1,H4,H2,H3</text:p>
          </table:table-cell>
          <table:table-cell table:style-name="Default" office:value-type="string" calcext:value-type="string">
            <text:p>MountingHole_3.2mm_M3_ISO14580_Pad_TopBottom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MountingHole</text:p>
          </table:table-cell>
          <table:table-cell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J1</text:p>
          </table:table-cell>
          <table:table-cell table:style-name="Default" office:value-type="string" calcext:value-type="string">
            <text:p>PinSocket_1x08_P2.54mm_Vertica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CU</text:p>
          </table:table-cell>
          <table:table-cell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8</text:p>
          </table:table-cell>
          <table:table-cell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_1206_3216Metric_Pad1.30x1.75mm_HandSolder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2,R1,R4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5,R6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1206_3216Metric_Pad1.30x1.75mm_HandSolder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127P599X175-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34063A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127P599X175-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4871MX_NOPB</text:p>
          </table:table-cell>
          <table:table-cell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TP1</text:p>
          </table:table-cell>
          <table:table-cell table:style-name="Default" office:value-type="string" calcext:value-type="string">
            <text:p>TestPoint_Pad_D2.5m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Vee</text:p>
          </table:table-cell>
          <table:table-cell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TP2</text:p>
          </table:table-cell>
          <table:table-cell table:style-name="Default" office:value-type="string" calcext:value-type="string">
            <text:p>TestPoint_Pad_D2.5m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-</text:p>
          </table:table-cell>
          <table:table-cell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TP3</text:p>
          </table:table-cell>
          <table:table-cell table:style-name="Default" office:value-type="string" calcext:value-type="string">
            <text:p>TestPoint_Pad_D2.5m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+</text:p>
          </table:table-cell>
          <table:table-cell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V1</text:p>
          </table:table-cell>
          <table:table-cell table:style-name="Default" office:value-type="string" calcext:value-type="string">
            <text:p>VFD HCS-12SS59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~</text:p>
          </table:table-cell>
          <table:table-cell/>
        </table:table-row>
      </table:table>
      <table:named-expressions/>
      <table:database-ranges>
        <table:database-range table:name="__Anonymous_Sheet_DB__0" table:target-range-address="'VFD-Driverboard'.B1:'VFD-Driverboard'.F27">
          <table:sort>
            <table:sort-by table:field-number="1" table:data-type="automatic"/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7T20:06:48.997385499</dc:date>
    <meta:editing-duration>PT2H35M50S</meta:editing-duration>
    <meta:editing-cycles>2</meta:editing-cycles>
    <meta:generator>LibreOffice/7.4.7.2$Linux_X86_64 LibreOffice_project/40$Build-2</meta:generator>
    <meta:document-statistic meta:table-count="1" meta:cell-count="136" meta:object-count="0"/>
  </office:meta>
</office:document-meta>
</file>